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style:writing-mode="pag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style:writing-mode="pag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style:writing-mode="pag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style:writing-mode="pag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style:writing-mode="page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style:writing-mode="page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6.6931in" style:rel-column-width="65535*"/>
    </style:style>
    <style:style style:name="Table16.A1" style:family="table-cell">
      <style:table-cell-properties style:writing-mode="page"/>
    </style:style>
    <style:style style:name="P1" style:family="paragraph" style:parent-style-name="Footer">
      <style:text-properties style:font-name="Arial"/>
    </style:style>
    <style:style style:name="P2" style:family="paragraph" style:parent-style-name="Header">
      <style:text-properties style:font-name="Arial" officeooo:rsid="000c91e7" officeooo:paragraph-rsid="000c91e7"/>
    </style:style>
    <style:style style:name="P3" style:family="paragraph" style:parent-style-name="Standard">
      <style:text-properties style:font-name="Arial"/>
    </style:style>
    <style:style style:name="P4" style:family="paragraph" style:parent-style-name="Table_20_Contents">
      <style:text-properties style:font-name="Arial" officeooo:paragraph-rsid="000c91e7"/>
    </style:style>
    <style:style style:name="P5" style:family="paragraph" style:parent-style-name="Table_20_Contents">
      <style:text-properties style:font-name="Arial" officeooo:paragraph-rsid="000f7ccd"/>
    </style:style>
    <style:style style:name="P6" style:family="paragraph" style:parent-style-name="Table_20_Contents">
      <style:text-properties style:font-name="Arial" officeooo:rsid="00138078" officeooo:paragraph-rsid="00138078"/>
    </style:style>
    <style:style style:name="P7" style:family="paragraph" style:parent-style-name="Table_20_Contents">
      <style:text-properties style:font-name="Arial" officeooo:rsid="00138078" officeooo:paragraph-rsid="0013811d"/>
    </style:style>
    <style:style style:name="P8" style:family="paragraph" style:parent-style-name="Table_20_Contents">
      <style:text-properties style:font-name="Arial" officeooo:paragraph-rsid="00138078"/>
    </style:style>
    <style:style style:name="P9" style:family="paragraph" style:parent-style-name="Table_20_Contents">
      <style:text-properties style:font-name="Arial" officeooo:paragraph-rsid="000fc3c6"/>
    </style:style>
    <style:style style:name="P10" style:family="paragraph" style:parent-style-name="Table_20_Contents">
      <style:text-properties style:font-name="Arial" officeooo:rsid="0013811d" officeooo:paragraph-rsid="0013811d"/>
    </style:style>
    <style:style style:name="P11" style:family="paragraph" style:parent-style-name="Table_20_Contents">
      <style:text-properties style:font-name="Arial" officeooo:rsid="0014d3b5" officeooo:paragraph-rsid="0014d3b5"/>
    </style:style>
    <style:style style:name="P12" style:family="paragraph" style:parent-style-name="Table_20_Contents">
      <style:text-properties style:font-name="Arial"/>
    </style:style>
    <style:style style:name="P13" style:family="paragraph" style:parent-style-name="Text_20_body">
      <style:text-properties style:font-name="Arial" fo:font-weight="bold" officeooo:rsid="000c91e7" officeooo:paragraph-rsid="000c91e7" style:font-weight-asian="bold" style:font-weight-complex="bold"/>
    </style:style>
    <style:style style:name="P14" style:family="paragraph" style:parent-style-name="Text_20_body">
      <style:text-properties style:font-name="Arial" fo:font-weight="bold" officeooo:rsid="000f7ccd" officeooo:paragraph-rsid="000f7ccd" style:font-weight-asian="bold" style:font-weight-complex="bold"/>
    </style:style>
    <style:style style:name="P15" style:family="paragraph" style:parent-style-name="Text_20_body">
      <style:text-properties style:font-name="Arial" fo:font-weight="bold" officeooo:rsid="000fc3c6" officeooo:paragraph-rsid="000fc3c6" style:font-weight-asian="bold" style:font-weight-complex="bold"/>
    </style:style>
    <style:style style:name="P16" style:family="paragraph" style:parent-style-name="Text_20_body">
      <style:text-properties style:font-name="Arial" officeooo:rsid="000c91e7" officeooo:paragraph-rsid="000c91e7"/>
    </style:style>
    <style:style style:name="P17" style:family="paragraph" style:parent-style-name="Text_20_body">
      <style:text-properties style:font-name="Arial" officeooo:rsid="000c91e7" officeooo:paragraph-rsid="000f7ccd"/>
    </style:style>
    <style:style style:name="P18" style:family="paragraph" style:parent-style-name="Text_20_body">
      <style:text-properties style:font-name="Arial" officeooo:rsid="000c91e7" officeooo:paragraph-rsid="000fc3c6"/>
    </style:style>
    <style:style style:name="P19" style:family="paragraph" style:parent-style-name="Text_20_body">
      <style:text-properties style:font-name="Arial" officeooo:rsid="001181aa" officeooo:paragraph-rsid="001181aa"/>
    </style:style>
    <style:style style:name="P20" style:family="paragraph" style:parent-style-name="Text_20_body">
      <style:text-properties style:font-name="Arial" officeooo:rsid="000fc3c6" officeooo:paragraph-rsid="000fc3c6"/>
    </style:style>
    <style:style style:name="T1" style:family="text">
      <style:text-properties officeooo:rsid="000c91e7"/>
    </style:style>
    <style:style style:name="T2" style:family="text">
      <style:text-properties officeooo:rsid="000e8f51"/>
    </style:style>
    <style:style style:name="T3" style:family="text">
      <style:text-properties officeooo:rsid="000edd5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f7ccd" style:font-weight-asian="bold" style:font-weight-complex="bold"/>
    </style:style>
    <style:style style:name="T6" style:family="text">
      <style:text-properties fo:font-weight="bold" officeooo:rsid="00138078" style:font-weight-asian="bold" style:font-weight-complex="bold"/>
    </style:style>
    <style:style style:name="T7" style:family="text">
      <style:text-properties officeooo:rsid="0013807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3811d" style:font-weight-asian="normal" style:font-weight-complex="normal"/>
    </style:style>
    <style:style style:name="T10" style:family="text">
      <style:text-properties fo:font-style="normal" fo:font-weight="normal" style:font-style-asian="normal" style:font-weight-asian="normal"/>
    </style:style>
    <style:style style:name="T11" style:family="text">
      <style:text-properties fo:font-style="normal" fo:font-weight="normal" style:font-style-asian="normal" style:font-weight-asian="normal" style:font-weight-complex="normal"/>
    </style:style>
    <style:style style:name="T12" style:family="text">
      <style:text-properties fo:font-style="normal" fo:font-weight="normal" officeooo:rsid="0013811d" style:font-style-asian="normal" style:font-weight-asian="normal" style:font-weight-complex="normal"/>
    </style:style>
    <style:style style:name="T13" style:family="text">
      <style:text-properties fo:font-style="normal" fo:font-weight="normal" officeooo:rsid="00138078" style:font-style-asian="normal" style:font-weight-asian="normal"/>
    </style:style>
    <style:style style:name="T14" style:family="text">
      <style:text-properties fo:font-style="normal" fo:font-weight="normal" style:font-style-asian="normal" style:font-weight-asian="normal" style:font-weight-complex="bold"/>
    </style:style>
    <style:style style:name="T15" style:family="text">
      <style:text-properties fo:font-style="normal" fo:font-weight="normal" officeooo:rsid="00138078" style:font-style-asian="normal" style:font-weight-asian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efining the data type used in the Z-Specification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">─ [STUDENT<text:span text:style-name="T10">,</text:span>ADVISOR<text:span text:style-name="T10">,</text:span>COURSE<text:span text:style-name="T10">,</text:span>SECTION<text:span text:style-name="T10">,</text:span>BOOL] └</text:p>
          </table:table-cell>
        </table:table-row>
      </table:table>
      <text:p text:style-name="P16"><text:span text:style-name="T4"/></text:p>
      <text:p text:style-name="P16"><text:span text:style-name="T4">Defining </text:span><text:span text:style-name="T5">the value for data type BOOL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">╷</text:p>
            <text:p text:style-name="P4"><text:s text:c="2"/>True<text:span text:style-name="T10">,</text:span>False : BOOL</text:p>
            <text:p text:style-name="P4">└</text:p>
          </table:table-cell>
        </table:table-row>
      </table:table>
      <text:p text:style-name="P16"/>
      <text:p text:style-name="P14">Defining system schema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">┌ SystemSchema</text:p>
            <text:p text:style-name="P5"><text:tab/>Student: ℙ STUDENT</text:p>
            <text:p text:style-name="P5"><text:tab/>Studentcourse: STUDENT ⇸ ℙ COURSE</text:p>
            <text:p text:style-name="P5"><text:tab/>Studentsection: STUDENT ⇸ <text:s/>ℙ COURSE ⇸ ℙ SECTION</text:p>
            <text:p text:style-name="P5"><text:tab/>Courseapproved: STUDENT ⇸ ℙ COURSE ⇸ BOOL</text:p>
            <text:p text:style-name="P5"><text:tab/>Studentadvisor: STUDENT ⇸ ADVISOR</text:p>
            <text:p text:style-name="P5"><text:tab/>Studentcredit: STUDENT ⇸ ℕ</text:p>
            <text:p text:style-name="P5"><text:s text:c="2"/><text:tab/>Advisor: <text:s/>ℙ ADVISOR</text:p>
            <text:p text:style-name="P5"><text:s text:c="2"/><text:tab/>Course: ℙ COURSE</text:p>
            <text:p text:style-name="P5"><text:s text:c="2"/><text:tab/>Section: COURSE ⇸ ℙ SECTION</text:p>
            <text:p text:style-name="P5"><text:s text:c="2"/><text:tab/>Credit: COURSE ⇸ ℕ</text:p>
            <text:p text:style-name="P5"><text:s text:c="2"/><text:tab/>Maxcredit: ℕ</text:p>
            <text:p text:style-name="P5"><text:s/><text:tab/> Studentlogged : ℙ STUDENT</text:p>
            <text:p text:style-name="P5"><text:s text:c="2"/><text:tab/>Advisorlogged : ℙ ADVISOR</text:p>
            <text:p text:style-name="P5">|</text:p>
            <text:p text:style-name="P5"><text:tab/>Maxcredit = 20</text:p>
            <text:p text:style-name="P5">└</text:p>
          </table:table-cell>
        </table:table-row>
        <table:table-row>
          <table:table-cell table:style-name="Table4.A1" office:value-type="string">
            <text:p text:style-name="P6">System schema defines <text:span text:style-name="T4">Student </text:span><text:span text:style-name="T8">as student identification (student ID)</text:span><text:span text:style-name="T11">,</text:span><text:span text:style-name="T8"> </text:span><text:span text:style-name="T4">Studentcourse </text:span><text:span text:style-name="T8">as the courses registered to a student</text:span><text:span text:style-name="T11">,</text:span><text:span text:style-name="T8"> </text:span><text:span text:style-name="T4">Studentsection </text:span><text:span text:style-name="T8">as the section of the courses regisered to a student</text:span><text:span text:style-name="T11">,</text:span><text:span text:style-name="T8"> </text:span><text:span text:style-name="T4">Courseapproved </text:span><text:span text:style-name="T8">as boolean value of the courses registered to a student</text:span><text:span text:style-name="T11">,</text:span><text:span text:style-name="T8"> </text:span><text:span text:style-name="T4">Courseadvisor </text:span><text:span text:style-name="T8">as advisor identification (staff ID) that is assigned to a student</text:span><text:span text:style-name="T11">,</text:span><text:span text:style-name="T8"> </text:span><text:span text:style-name="T4">Studentcredit </text:span><text:span text:style-name="T8">as the total credit hour for a student</text:span><text:span text:style-name="T11">,</text:span><text:span text:style-name="T8"> </text:span><text:span text:style-name="T4">Advisor </text:span><text:span text:style-name="T8">as the adivisor identification (staff ID)</text:span><text:span text:style-name="T11">,</text:span><text:span text:style-name="T8"> </text:span><text:span text:style-name="T4">Course </text:span><text:span text:style-name="T8">as courses’ code</text:span><text:span text:style-name="T11">,</text:span><text:span text:style-name="T8"> </text:span><text:span text:style-name="T4">Section </text:span><text:span text:style-name="T8">as the section of a course</text:span><text:span text:style-name="T11">,</text:span><text:span text:style-name="T8"> </text:span><text:span text:style-name="T4">Credit </text:span><text:span text:style-name="T8">as the credit hour for a course</text:span><text:span text:style-name="T11">,</text:span><text:span text:style-name="T8"> </text:span><text:span text:style-name="T4">Maxcredit </text:span><text:span text:style-name="T8">as the maximum credit hours allowed for the semester</text:span><text:span text:style-name="T11">,</text:span><text:span text:style-name="T8"> </text:span><text:span text:style-name="T4">Studentlogged </text:span><text:span text:style-name="T8">as the student identification (student ID) for students logged in into the system </text:span><text:span text:style-name="T11">and</text:span><text:span text:style-name="T8"> </text:span><text:span text:style-name="T4">Advisorlogged </text:span><text:span text:style-name="T8">as the advisor identification (staff ID) for advisors logged in into the system.</text:span></text:p>
            <text:p text:style-name="P6"><text:span text:style-name="T8"/></text:p>
            <text:p text:style-name="P6"><text:span text:style-name="T8">The value for </text:span><text:span text:style-name="T4">Maxcredit </text:span><text:span text:style-name="T8">is set to 20.</text:span></text:p>
          </table:table-cell>
        </table:table-row>
      </table:table>
      <text:p text:style-name="P19"/>
      <text:p text:style-name="P14">Defining initialization schema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">┌ InitSystem</text:p>
            <text:p text:style-name="P5"><text:s/><text:tab/>ΔSystemSchema <text:tab/></text:p>
            <text:p text:style-name="P5">|</text:p>
            <text:p text:style-name="P5"><text:s text:c="2"/><text:tab/>Student = ∅</text:p>
            <text:p text:style-name="P5"><text:soft-page-break/><text:s text:c="2"/><text:tab/>Studentcourse = ∅</text:p>
            <text:p text:style-name="P5"><text:s text:c="2"/><text:tab/>Studentsection = ∅</text:p>
            <text:p text:style-name="P5"><text:tab/>Courseapproved = ∅</text:p>
            <text:p text:style-name="P5"><text:tab/>Studentadvisor = ∅</text:p>
            <text:p text:style-name="P5"><text:tab/>Studentcredit = ∅</text:p>
            <text:p text:style-name="P5"><text:tab/>Studentcourse = ∅</text:p>
            <text:p text:style-name="P5"><text:s text:c="2"/><text:tab/>Advisor = ∅</text:p>
            <text:p text:style-name="P5"><text:s text:c="2"/><text:tab/>Course = ∅</text:p>
            <text:p text:style-name="P5"><text:s text:c="2"/><text:tab/>Section = ∅</text:p>
            <text:p text:style-name="P5"><text:s text:c="2"/><text:tab/>Credit = ∅</text:p>
            <text:p text:style-name="P5"><text:s text:c="2"/><text:tab/>Studentlogged = ∅</text:p>
            <text:p text:style-name="P5"><text:s text:c="2"/><text:tab/>Advisorlogged = ∅</text:p>
            <text:p text:style-name="P5">└</text:p>
          </table:table-cell>
        </table:table-row>
        <table:table-row>
          <table:table-cell table:style-name="Table5.A1" office:value-type="string">
            <text:p text:style-name="P8"><text:span text:style-name="T7">When the system is initiated</text:span><text:span text:style-name="T13">,</text:span><text:span text:style-name="T7"> the data set for </text:span><text:span text:style-name="T6">Student</text:span><text:span text:style-name="T15">,</text:span><text:span text:style-name="T6"> </text:span><text:span text:style-name="T4">Studentcourse</text:span><text:span text:style-name="T14">,</text:span><text:span text:style-name="T4"> Studentsection</text:span><text:span text:style-name="T14">,</text:span><text:span text:style-name="T4"> Courseapproved</text:span><text:span text:style-name="T14">,</text:span><text:span text:style-name="T4"> Studentadvisor</text:span><text:span text:style-name="T14">,</text:span><text:span text:style-name="T4"> Studentcredit</text:span><text:span text:style-name="T14">,</text:span><text:span text:style-name="T4"> Studentcourse</text:span><text:span text:style-name="T14">,</text:span><text:span text:style-name="T4"> Advisor</text:span><text:span text:style-name="T14">,</text:span><text:span text:style-name="T4"> Course</text:span><text:span text:style-name="T14">,</text:span><text:span text:style-name="T4"> Section</text:span><text:span text:style-name="T14">,</text:span><text:span text:style-name="T4"> Credit</text:span><text:span text:style-name="T14">,</text:span><text:span text:style-name="T4"> Studentlogged </text:span><text:span text:style-name="T15">and</text:span><text:span text:style-name="T4"> </text:span><text:span text:style-name="T6">Advisorlogged </text:span><text:span text:style-name="T7">is set to empty set (∅)</text:span></text:p>
          </table:table-cell>
        </table:table-row>
      </table:table>
      <text:p text:style-name="P17"/>
      <text:p text:style-name="P15">Defining schema for login (Student <text:span text:style-name="T10">and</text:span> Advisor)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9">┌ Studentlogin</text:p>
            <text:p text:style-name="P9"><text:s text:c="2"/>ΔSystemSchema</text:p>
            <text:p text:style-name="P9"><text:s text:c="2"/>student?: STUDENT</text:p>
            <text:p text:style-name="P9"><text:s text:c="2"/>Studentlogged′: ℙ STUDENT</text:p>
            <text:p text:style-name="P9">|</text:p>
            <text:p text:style-name="P9"><text:tab/>student? ∈ Student</text:p>
            <text:p text:style-name="P9"><text:tab/><text:tab/>Studentlogged = ∅</text:p>
            <text:p text:style-name="P9"><text:tab/><text:tab/><text:tab/>Studentlogged′ = Studentlogged ∪ {student?}</text:p>
            <text:p text:style-name="P9">└</text:p>
            <text:p text:style-name="P9"/>
            <text:p text:style-name="P9">┌ Advisorlogin</text:p>
            <text:p text:style-name="P9"><text:s text:c="2"/>ΔSystemSchema</text:p>
            <text:p text:style-name="P9"><text:s text:c="2"/>advisor?: ADVISOR</text:p>
            <text:p text:style-name="P9"><text:s text:c="2"/>Advisorlogged′: ℙ ADVISOR</text:p>
            <text:p text:style-name="P9">|</text:p>
            <text:p text:style-name="P9"><text:tab/>advisor? ∈ Advisor</text:p>
            <text:p text:style-name="P9"><text:tab/><text:tab/>Advisorlogged = ∅</text:p>
            <text:p text:style-name="P9"><text:tab/><text:tab/><text:tab/>Advisorlogged′ = Advisorlogged ∪ {advisor?}</text:p>
            <text:p text:style-name="P9">└</text:p>
          </table:table-cell>
        </table:table-row>
        <table:table-row>
          <table:table-cell table:style-name="Table6.A1" office:value-type="string">
            <text:p text:style-name="P6">The system request input for <text:span text:style-name="T4">student? </text:span><text:span text:style-name="T8">(student ID for student) or </text:span><text:span text:style-name="T4">advisor? </text:span><text:span text:style-name="T8">(staff ID for advisor). The system check if </text:span><text:span text:style-name="T4">student? </text:span><text:span text:style-name="T8">is an element of </text:span><text:span text:style-name="T4">Student </text:span><text:span text:style-name="T8">or </text:span><text:span text:style-name="T4">advisor? </text:span><text:span text:style-name="T8">is an element of </text:span><text:span text:style-name="T4">Advisor</text:span><text:span text:style-name="T11">,</text:span><text:span text:style-name="T8"> then check if </text:span><text:span text:style-name="T4">Studentlogged </text:span><text:span text:style-name="T8">or </text:span><text:span text:style-name="T4">Advisorlogged </text:span><text:span text:style-name="T8">is an empty set </text:span><text:span text:style-name="T11">and</text:span><text:span text:style-name="T8"> the </text:span><text:span text:style-name="T4">Studentlogged </text:span><text:span text:style-name="T8">or </text:span><text:span text:style-name="T4">Advisorlogged </text:span><text:span text:style-name="T8">will be set to </text:span><text:span text:style-name="T4">student? </text:span><text:span text:style-name="T8">or </text:span><text:span text:style-name="T4">advisor?</text:span><text:span text:style-name="T8">.</text:span></text:p>
          </table:table-cell>
        </table:table-row>
      </table:table>
      <text:p text:style-name="P17"/>
      <text:p text:style-name="P15">Defining schema for logout (Student <text:span text:style-name="T10">and</text:span> Advisor)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9">┌ Studentlogout</text:p>
            <text:p text:style-name="P9"><text:s text:c="2"/>ΔSystemSchema</text:p>
            <text:p text:style-name="P9"><text:s text:c="2"/>student?: STUDENT</text:p>
            <text:p text:style-name="P9"><text:soft-page-break/>|</text:p>
            <text:p text:style-name="P9"><text:tab/>student? ∈ Student</text:p>
            <text:p text:style-name="P9"><text:tab/><text:tab/>Studentlogged ≠ ∅</text:p>
            <text:p text:style-name="P9"><text:tab/><text:tab/><text:tab/>Studentlogged = ∅</text:p>
            <text:p text:style-name="P9">└</text:p>
            <text:p text:style-name="P9">┌ Advisorlogout</text:p>
            <text:p text:style-name="P9"><text:s text:c="2"/>ΔSystemSchema</text:p>
            <text:p text:style-name="P9"><text:s text:c="2"/>advisor?: ADVISOR</text:p>
            <text:p text:style-name="P9">|</text:p>
            <text:p text:style-name="P9"><text:tab/>advisor? ∈ Advisor</text:p>
            <text:p text:style-name="P9"><text:tab/><text:tab/>Advisorlogged ≠ ∅</text:p>
            <text:p text:style-name="P9"><text:tab/><text:tab/><text:tab/>Advisorlogged = ∅</text:p>
            <text:p text:style-name="P9">└</text:p>
          </table:table-cell>
        </table:table-row>
        <table:table-row>
          <table:table-cell table:style-name="Table7.A1" office:value-type="string">
            <text:p text:style-name="P7">The system request input for <text:span text:style-name="T4">student? </text:span><text:span text:style-name="T8">(student ID for student) or </text:span><text:span text:style-name="T4">advisor? </text:span><text:span text:style-name="T8">(staff ID for advisor). The system check if </text:span><text:span text:style-name="T4">student? </text:span><text:span text:style-name="T8">is an element of </text:span><text:span text:style-name="T4">Student </text:span><text:span text:style-name="T8">or </text:span><text:span text:style-name="T4">advisor? </text:span><text:span text:style-name="T8">is an element of </text:span><text:span text:style-name="T4">Advisor</text:span><text:span text:style-name="T11">,</text:span><text:span text:style-name="T8"> then check if </text:span><text:span text:style-name="T4">Studentlogged </text:span><text:span text:style-name="T8">or </text:span><text:span text:style-name="T4">Advisorlogged </text:span><text:span text:style-name="T8">is</text:span><text:span text:style-name="T9"> not </text:span><text:span text:style-name="T8">an empty set. </text:span><text:span text:style-name="T9">T</text:span><text:span text:style-name="T8">he</text:span><text:span text:style-name="T9">n</text:span><text:span text:style-name="T12">,</text:span><text:span text:style-name="T8"> </text:span><text:span text:style-name="T4">Studentlogged </text:span><text:span text:style-name="T8">or </text:span><text:span text:style-name="T4">Advisorlogged </text:span><text:span text:style-name="T8">will be set to </text:span><text:span text:style-name="T9">an empty set</text:span><text:span text:style-name="T8">.</text:span></text:p>
          </table:table-cell>
        </table:table-row>
      </table:table>
      <text:p text:style-name="P17"/>
      <text:p text:style-name="P15">Defining schema for course registration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9">┌ CourseRegister</text:p>
            <text:p text:style-name="P9"><text:s text:c="2"/>ΔSystemSchema</text:p>
            <text:p text:style-name="P9"><text:s text:c="2"/>ΞStudentlogin</text:p>
            <text:p text:style-name="P9"><text:s text:c="2"/>studentlogged?: STUDENT</text:p>
            <text:p text:style-name="P9"><text:s text:c="2"/>course? : COURSE</text:p>
            <text:p text:style-name="P9"><text:s text:c="2"/>section?: ℙ SECTION</text:p>
            <text:p text:style-name="P9">|</text:p>
            <text:p text:style-name="P9"><text:tab/>studentlogged? ∈ Studentlogged</text:p>
            <text:p text:style-name="P9"><text:tab/><text:tab/>course? ∈ Course</text:p>
            <text:p text:style-name="P9"><text:tab/><text:tab/><text:tab/>section? ∈ ℙ Section</text:p>
            <text:p text:style-name="P9"><text:tab/><text:tab/><text:tab/><text:tab/>Credit(course?) + Studentcredit( studentlogged?) ≤ Maxcredit<text:tab/></text:p>
            <text:p text:style-name="P9"><text:tab/><text:tab/><text:tab/><text:tab/><text:tab/>Studentcourse′ = Studentcourse ⊕ {studentlogged? ↦ { course? }}</text:p>
            <text:p text:style-name="P9"><text:tab/><text:tab/><text:tab/><text:tab/><text:tab/>Studentsection′ = Studentsection ⊕ <text:s/>{ studentlogged? ↦ { course? ↦ section? } }</text:p>
            <text:p text:style-name="P9"><text:tab/><text:tab/><text:tab/><text:tab/><text:tab/>Studentcredit′(studentlogged?) = Studentcredit(studentlogged?) + Credit(course?)</text:p>
            <text:p text:style-name="P9">└</text:p>
          </table:table-cell>
        </table:table-row>
        <table:table-row>
          <table:table-cell table:style-name="Table8.A1" office:value-type="string">
            <text:p text:style-name="P10">The system request inputs for <text:span text:style-name="T4">studentlogged?</text:span><text:span text:style-name="T14">,</text:span><text:span text:style-name="T4"> course?</text:span><text:span text:style-name="T14">,</text:span><text:span text:style-name="T4"> section?.</text:span><text:span text:style-name="T8"> The system check if the student logged in into the system</text:span><text:span text:style-name="T11">,</text:span><text:span text:style-name="T4"> </text:span><text:span text:style-name="T8">then check if </text:span><text:span text:style-name="T4">course? </text:span><text:span text:style-name="T8">exists in course data set </text:span><text:span text:style-name="T11">and</text:span><text:span text:style-name="T8"> </text:span><text:span text:style-name="T4">section?</text:span><text:span text:style-name="T8"> exist in section data set</text:span><text:span text:style-name="T11">,</text:span><text:span text:style-name="T8"> then check if the course credit is added to student’s total credit hour didn’t exceed 20. Then the new course is added to </text:span><text:span text:style-name="T4">Studentcourse</text:span><text:span text:style-name="T11">,</text:span><text:span text:style-name="T8"> the section is added to </text:span><text:span text:style-name="T4">Studentsection </text:span><text:span text:style-name="T11">and</text:span><text:span text:style-name="T8"> course credit hour is added to </text:span><text:span text:style-name="T4">Studentcredit</text:span><text:span text:style-name="T8">.</text:span></text:p>
          </table:table-cell>
        </table:table-row>
      </table:table>
      <text:p text:style-name="P17"/>
      <text:p text:style-name="P15">Defining schema for course withdrawal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9">┌ Coursewithdraw</text:p>
            <text:p text:style-name="P9"><text:s text:c="3"/>ΔsystemSchema</text:p>
            <text:p text:style-name="P9"><text:soft-page-break/><text:s text:c="2"/>ΞStudentlogin</text:p>
            <text:p text:style-name="P9"><text:s text:c="2"/>studentlogged?: STUDENT</text:p>
            <text:p text:style-name="P9"><text:s text:c="2"/>course? : COURSE</text:p>
            <text:p text:style-name="P9"><text:s text:c="2"/>section?: ℙ SECTION</text:p>
            <text:p text:style-name="P9">|</text:p>
            <text:p text:style-name="P9"><text:s text:c="2"/>studentlogged? ∈ Studentlogged</text:p>
            <text:p text:style-name="P9"><text:tab/><text:tab/>course? ∈ Course</text:p>
            <text:p text:style-name="P9"><text:tab/><text:tab/><text:tab/>section? ∈ ℙ Section</text:p>
            <text:p text:style-name="P9"><text:tab/><text:tab/><text:tab/><text:tab/>Studentcourse′ = Studentcourse ⊖ {studentlogged? ↦ { course? }}</text:p>
            <text:p text:style-name="P9"><text:tab/><text:tab/><text:tab/><text:tab/>Studentsection′ = Studentsection ⊖ { studentlogged? ↦ { course ↦ section? } }</text:p>
            <text:p text:style-name="P9"><text:tab/><text:tab/><text:tab/><text:tab/>Studentcredit′(studentlogged?) = Studentcredit(studentlogged?) − Credit(course?)</text:p>
            <text:p text:style-name="P9"><text:s/>└</text:p>
          </table:table-cell>
        </table:table-row>
        <table:table-row>
          <table:table-cell table:style-name="Table9.A1" office:value-type="string">
            <text:p text:style-name="P10">The system request inputs for <text:span text:style-name="T4">studentlogged?</text:span><text:span text:style-name="T14">,</text:span><text:span text:style-name="T4"> course?</text:span><text:span text:style-name="T14">,</text:span><text:span text:style-name="T4"> section?.</text:span><text:span text:style-name="T8"> The system check if the student logged in into the system</text:span><text:span text:style-name="T11">,</text:span><text:span text:style-name="T4"> </text:span><text:span text:style-name="T8">then check if </text:span><text:span text:style-name="T4">course? </text:span><text:span text:style-name="T8">exists in course data set </text:span><text:span text:style-name="T11">and</text:span><text:span text:style-name="T8"> </text:span><text:span text:style-name="T4">section?</text:span><text:span text:style-name="T8"> exist in section data set. Then the system remove the course from </text:span><text:span text:style-name="T4">Studentcourse</text:span><text:span text:style-name="T11">,</text:span><text:span text:style-name="T8"> the section is removed from </text:span><text:span text:style-name="T4">Studentsection </text:span><text:span text:style-name="T11">and</text:span><text:span text:style-name="T8"> course credit hour is subtracted from </text:span><text:span text:style-name="T4">Studentcredit</text:span><text:span text:style-name="T8">.</text:span></text:p>
          </table:table-cell>
        </table:table-row>
      </table:table>
      <text:p text:style-name="P17"/>
      <text:p text:style-name="P15">Defining schema for course editting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">┌ Courseedit</text:p>
            <text:p text:style-name="P9"><text:s text:c="2"/>ΔSystemSchema</text:p>
            <text:p text:style-name="P9"><text:s text:c="2"/>ΞStudentlogin</text:p>
            <text:p text:style-name="P9"><text:s text:c="2"/>studentlogged?: STUDENT</text:p>
            <text:p text:style-name="P9"><text:s text:c="2"/>course? : COURSE</text:p>
            <text:p text:style-name="P9"><text:s text:c="2"/>section?: ℙ SECTION</text:p>
            <text:p text:style-name="P9">|</text:p>
            <text:p text:style-name="P9"><text:s text:c="2"/>studentlogged? ∈ Studentlogged</text:p>
            <text:p text:style-name="P9"><text:s text:c="2"/><text:tab/>course? ∈ Course</text:p>
            <text:p text:style-name="P9"><text:s text:c="2"/><text:tab/><text:tab/>section? ∈ ℙ Section</text:p>
            <text:p text:style-name="P9"><text:s text:c="2"/><text:tab/><text:tab/><text:tab/>Studentsection′ = Studentsection ⊖ { studentlogged? ↦ { course? ↦ section? } }</text:p>
            <text:p text:style-name="P9"><text:s text:c="2"/><text:tab/><text:tab/><text:tab/>Studentsection′ = Studentsection ⊕ <text:s/>{ studentlogged? ↦ { course? ↦ section? } }</text:p>
            <text:p text:style-name="P9"><text:s text:c="2"/><text:tab/><text:tab/><text:tab/></text:p>
            <text:p text:style-name="P9">└</text:p>
          </table:table-cell>
        </table:table-row>
        <table:table-row>
          <table:table-cell table:style-name="Table10.A1" office:value-type="string">
            <text:p text:style-name="P10">The system request inputs for <text:span text:style-name="T4">studentlogged?</text:span><text:span text:style-name="T14">,</text:span><text:span text:style-name="T4"> course?</text:span><text:span text:style-name="T14">,</text:span><text:span text:style-name="T4"> section?.</text:span><text:span text:style-name="T8"> The system check if the student logged in into the system</text:span><text:span text:style-name="T11">,</text:span><text:span text:style-name="T4"> </text:span><text:span text:style-name="T8">then check if </text:span><text:span text:style-name="T4">course? </text:span><text:span text:style-name="T8">exists in course data set </text:span><text:span text:style-name="T11">and</text:span><text:span text:style-name="T8"> </text:span><text:span text:style-name="T4">section?</text:span><text:span text:style-name="T8"> exist in section data set. Then the section for the course is removed from </text:span><text:span text:style-name="T4">Studentsection </text:span><text:span text:style-name="T11">and</text:span><text:span text:style-name="T8"> the new section is added to </text:span><text:span text:style-name="T4">Studentsection</text:span><text:span text:style-name="T8">.</text:span></text:p>
          </table:table-cell>
        </table:table-row>
      </table:table>
      <text:p text:style-name="P18"/>
      <text:p text:style-name="P20">Defining schema for advisor notification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9">┌ Advisornotify</text:p>
            <text:p text:style-name="P9"><text:s text:c="3"/>ΔSystemSchema</text:p>
            <text:p text:style-name="P9"><text:soft-page-break/><text:s text:c="2"/>ΞAdvisorlogin</text:p>
            <text:p text:style-name="P9"><text:s text:c="2"/>advisorlogged?: ADVISOR</text:p>
            <text:p text:style-name="P9"><text:s text:c="2"/>studentcheck? : STUDENT</text:p>
            <text:p text:style-name="P9"><text:s text:c="2"/>studentinfo!: STUDENT</text:p>
            <text:p text:style-name="P9">|</text:p>
            <text:p text:style-name="P9"><text:s text:c="2"/><text:tab/>advisorlogged? ∈ Advisorlogged</text:p>
            <text:p text:style-name="P9"><text:s text:c="2"/><text:tab/><text:tab/>advisorlogged? = Studentadvisor(studentcheck?)</text:p>
            <text:p text:style-name="P9"><text:s text:c="2"/><text:tab/><text:tab/><text:tab/>Courseapproved(studentcheck?)(Course) = False</text:p>
            <text:p text:style-name="P9"><text:s/><text:tab/><text:tab/> </text:p>
            <text:p text:style-name="P9">└</text:p>
          </table:table-cell>
        </table:table-row>
        <table:table-row>
          <table:table-cell table:style-name="Table11.A1" office:value-type="string">
            <text:p text:style-name="P11">The system request inputs for <text:span text:style-name="T4">advisorlogged?</text:span> <text:span text:style-name="T10">and</text:span> <text:span text:style-name="T4">studentcheck?</text:span><text:span text:style-name="T8">. The system checks if the advisor logged in into the system</text:span><text:span text:style-name="T11">,</text:span><text:span text:style-name="T8"> then check if the advisor is the advisor of the </text:span><text:span text:style-name="T4">studentcheck?</text:span><text:span text:style-name="T11">,</text:span><text:span text:style-name="T8"> then check if the boolean value of </text:span><text:span text:style-name="T4">Courseapproved </text:span><text:span text:style-name="T8">for </text:span><text:span text:style-name="T4">studentcheck </text:span><text:span text:style-name="T8">is false.</text:span></text:p>
          </table:table-cell>
        </table:table-row>
      </table:table>
      <text:p text:style-name="P18"/>
      <text:p text:style-name="P15">Defining schema for advisor approval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9">┌Advisorapprove</text:p>
            <text:p text:style-name="P9"><text:s text:c="3"/>ΔSystemSchema</text:p>
            <text:p text:style-name="P9"><text:s text:c="2"/>advisorlogged?: ADVISOR</text:p>
            <text:p text:style-name="P9"><text:s text:c="2"/>studentcheck? : STUDENT</text:p>
            <text:p text:style-name="P9"><text:s text:c="2"/>coursecheck?: COURSE</text:p>
            <text:p text:style-name="P9">|</text:p>
            <text:p text:style-name="P9"><text:tab/>advisorlogged? ∈ Advisorlogged</text:p>
            <text:p text:style-name="P9"><text:tab/><text:tab/>advisorlogged? = Studentadvisor(studentcheck?)</text:p>
            <text:p text:style-name="P9"><text:s text:c="2"/><text:tab/><text:tab/><text:tab/>coursecheck? ∈ Course</text:p>
            <text:p text:style-name="P9"><text:s text:c="2"/><text:tab/><text:tab/><text:tab/><text:tab/>Courseapproved′ = Courseapproved ⊕ {studentcheck? ↦ {{coursecheck?} ↦ True}} </text:p>
            <text:p text:style-name="P9">└</text:p>
          </table:table-cell>
        </table:table-row>
        <table:table-row>
          <table:table-cell table:style-name="Table12.A1" office:value-type="string">
            <text:p text:style-name="P11">The system requests inputs for <text:span text:style-name="T4">advisorlogged?</text:span><text:span text:style-name="T14">,</text:span><text:span text:style-name="T4"> studentcheck? </text:span><text:span text:style-name="T11">and</text:span><text:span text:style-name="T8"> </text:span><text:span text:style-name="T4">coursecheck.</text:span><text:span text:style-name="T8"> The system checks if the advisor is logged in</text:span><text:span text:style-name="T11">,</text:span><text:span text:style-name="T8"> then checks if the advisor is the advisor of the </text:span><text:span text:style-name="T4">studentcheck?</text:span><text:span text:style-name="T11">,</text:span><text:span text:style-name="T8"> then set the boolean value of </text:span><text:span text:style-name="T4">Courseapproved </text:span><text:span text:style-name="T8">for </text:span><text:span text:style-name="T4">studentcheck? </text:span><text:span text:style-name="T8">to true.</text:span></text:p>
          </table:table-cell>
        </table:table-row>
      </table:table>
      <text:p text:style-name="P18"/>
      <text:p text:style-name="P15">Defining schema for student view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9">┌ Studentdisplay</text:p>
            <text:p text:style-name="P9"><text:s text:c="3"/><text:tab/>ΞSystemSchema</text:p>
            <text:p text:style-name="P9"><text:s text:c="2"/><text:tab/>ΞStudentlogin</text:p>
            <text:p text:style-name="P9"><text:s text:c="2"/><text:tab/>studentlogged?: STUDENT</text:p>
            <text:p text:style-name="P9"><text:s text:c="2"/><text:tab/>studentcourse! : STUDENT ⇸ ℙ COURSE</text:p>
            <text:p text:style-name="P9"><text:tab/>studentsection! : STUDENT ⇸ <text:s/>ℙ COURSE ⇸ ℙ SECTION</text:p>
            <text:p text:style-name="P9"><text:tab/>courseapproved! : STUDENT ⇸ ℙ COURSE ⇸ BOOL</text:p>
            <text:p text:style-name="P9"><text:tab/>studentadvisor! : STUDENT ⇸ <text:s/>ADVISOR</text:p>
            <text:p text:style-name="P9"><text:tab/>studentcredit! : STUDENT ⇸ ℕ</text:p>
            <text:p text:style-name="P9">|</text:p>
            <text:p text:style-name="P9"><text:s/><text:tab/>studentlogged? ∈ Studentlogged</text:p>
            <text:p text:style-name="P9"><text:tab/><text:tab/>studentcourse!(studentlogged?) = Studentcourse(studentlogged?)</text:p>
            <text:p text:style-name="P9"><text:tab/><text:tab/>studentsection!(studentlogged?) = Studentsection(studentlogged?)</text:p>
            <text:p text:style-name="P9"><text:soft-page-break/><text:tab/><text:tab/>courseapproved!(studentlogged?) = Courseapproved(studentlogged?)</text:p>
            <text:p text:style-name="P9"><text:tab/><text:tab/>studentadvisor!(studentlogged?) = Studentadvisor(studentlogged?)</text:p>
            <text:p text:style-name="P9"><text:tab/><text:tab/>studentcredit!(studentlogged?) = Studentcredit(studentlogged?)</text:p>
            <text:p text:style-name="P9">└</text:p>
          </table:table-cell>
        </table:table-row>
        <table:table-row>
          <table:table-cell table:style-name="Table16.A1" office:value-type="string">
            <text:p text:style-name="P11">The system request input for <text:span text:style-name="T4">studentlogged?</text:span><text:span text:style-name="T8">. Then the system check if the student are logged in. Then the system outputs </text:span><text:span text:style-name="T4">Studentcourse</text:span><text:span text:style-name="T11">,</text:span><text:span text:style-name="T4"> Studentsection</text:span><text:span text:style-name="T11">,</text:span><text:span text:style-name="T8"> </text:span><text:span text:style-name="T4">Courseapproved</text:span><text:span text:style-name="T14">,</text:span><text:span text:style-name="T4"> Studentadvisor </text:span><text:span text:style-name="T11">and</text:span><text:span text:style-name="T8"> </text:span><text:span text:style-name="T4">Studentcredit</text:span><text:span text:style-name="T8"> of the </text:span><text:span text:style-name="T4">studentlogged?.</text:span></text:p>
          </table:table-cell>
        </table:table-row>
      </table:table>
      <text:p text:style-name="P18"/>
      <text:p text:style-name="P15">Defining schema for advisor view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2">┌ Advisordisplay</text:p>
            <text:p text:style-name="P12"><text:s text:c="3"/><text:tab/>ΞSystemSchema</text:p>
            <text:p text:style-name="P12"><text:s text:c="2"/><text:tab/>ΞAdvisorlogin</text:p>
            <text:p text:style-name="P12"><text:s text:c="2"/><text:tab/>advisorlogged?:ADVISOR</text:p>
            <text:p text:style-name="P12"><text:s text:c="2"/><text:tab/>studentcheck? : STUDENT</text:p>
            <text:p text:style-name="P12"><text:s text:c="2"/><text:tab/>studentcourse! : STUDENT ⇸ ℙ COURSE</text:p>
            <text:p text:style-name="P12"><text:tab/>studentsection! : STUDENT ⇸ <text:s/>ℙ COURSE ⇸ ℙ SECTION</text:p>
            <text:p text:style-name="P12"><text:tab/>courseapproved! : STUDENT ⇸ ℙ COURSE ⇸ BOOL</text:p>
            <text:p text:style-name="P12"><text:tab/>studentcredit! : STUDENT ⇸ ℕ</text:p>
            <text:p text:style-name="P12"><text:s text:c="2"/><text:tab/></text:p>
            <text:p text:style-name="P12">|</text:p>
            <text:p text:style-name="P12"><text:s text:c="2"/><text:tab/>advisorlogged? ∈ Advisorlogged</text:p>
            <text:p text:style-name="P12"><text:s text:c="2"/><text:tab/><text:tab/>advisorlogged? = Studentadvisor(studentcheck?)</text:p>
            <text:p text:style-name="P12"><text:s text:c="2"/><text:tab/><text:tab/><text:tab/>studentcourse!(studentcheck?) = Studentcourse(studentcheck?)</text:p>
            <text:p text:style-name="P12"><text:tab/><text:tab/><text:tab/>studentsection!(studentcheck?) = Studentsection(studentcheck?)</text:p>
            <text:p text:style-name="P12"><text:tab/><text:tab/><text:tab/>courseapproved!(studentcheck?) = Courseapproved(studentcheck?)</text:p>
            <text:p text:style-name="P12"><text:tab/><text:tab/><text:tab/>studentcredit!(studentcheck?) = Studentcredit(studentcheck?)</text:p>
            <text:p text:style-name="P12"><text:s text:c="2"/><text:tab/><text:tab/></text:p>
            <text:p text:style-name="P12"><text:s text:c="2"/><text:tab/></text:p>
            <text:p text:style-name="P12">└</text:p>
          </table:table-cell>
        </table:table-row>
        <table:table-row>
          <table:table-cell table:style-name="Table1.A1" office:value-type="string">
            <text:p text:style-name="P11">The system request input for <text:span text:style-name="T4">advisorlogged? </text:span><text:span text:style-name="T11">and</text:span><text:span text:style-name="T8"> </text:span><text:span text:style-name="T4">studentcheck?.</text:span><text:span text:style-name="T8"> The system check if the advisor is logged in</text:span><text:span text:style-name="T11">,</text:span><text:span text:style-name="T8"> then check if the advisor is the advisor for </text:span><text:span text:style-name="T4">studentcheck?</text:span><text:span text:style-name="T8">. Then the system outputs the </text:span><text:span text:style-name="T4">Studentcourse</text:span><text:span text:style-name="T14">,</text:span><text:span text:style-name="T4"> Studentsection</text:span><text:span text:style-name="T14">,</text:span><text:span text:style-name="T4"> Courseapproved </text:span><text:span text:style-name="T11">and</text:span><text:span text:style-name="T8"> </text:span><text:span text:style-name="T4">Studentcredit </text:span><text:span text:style-name="T8">of </text:span><text:span text:style-name="T4">studentcheck?</text:span><text:span text:style-name="T8">.</text:span>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0c91e7" officeooo:paragraph-rsid="000c91e7"/>
    </style:style>
    <style:style style:name="MP2" style:family="paragraph" style:parent-style-name="Footer">
      <style:text-properties style:font-name="Arial"/>
    </style:style>
    <style:style style:name="MT1" style:family="text">
      <style:text-properties officeooo:rsid="000e8f51"/>
    </style:style>
    <style:style style:name="MT2" style:family="text">
      <style:text-properties officeooo:rsid="000edd57"/>
    </style:style>
    <style:style style:name="MT3" style:family="text">
      <style:text-properties officeooo:rsid="000c91e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Name: Darwish bin Mat Zain<text:tab/><text:tab/>ID: CB19102</text:p>
      </style:header>
      <style:footer>
        <text:p text:style-name="MP2"><text:span text:style-name="MT1">BCS2213 </text:span><text:span text:style-name="MT2">Assignment 1</text:span><text:tab/><text:tab/><text:span text:style-name="MT3">Formal Methods 2024/25 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22:13:23.806461281</meta:creation-date>
    <dc:date>2024-06-01T00:13:57.227799295</dc:date>
    <meta:editing-duration>PT2H34S</meta:editing-duration>
    <meta:editing-cycles>11</meta:editing-cycles>
    <meta:generator>LibreOffice/7.4.7.2$Linux_X86_64 LibreOffice_project/40$Build-2</meta:generator>
    <meta:document-statistic meta:table-count="13" meta:image-count="0" meta:object-count="0" meta:page-count="6" meta:paragraph-count="202" meta:word-count="1202" meta:character-count="8765" meta:non-whitespace-character-count="7411"/>
  </office:meta>
</office:document-meta>
</file>